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43000022E500000289E4A646D82BFF233C.svm" manifest:media-type="image/x-svm"/>
  <manifest:file-entry manifest:full-path="Pictures/10000001000001530000001A98F062699D64E2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/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9.231cm" svg:x="21.241cm" svg:y="4.841cm">
            <draw:object draw:notify-on-update-of-ranges="Planilha1.K2:Planilha1.K6 Planilha1.L2:Planilha1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2cm" svg:y="6.309cm">
            <draw:object draw:notify-on-update-of-ranges="Planilha1.D2:Planilha1.D6 Planilha1.F2:Planilha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7.713cm" svg:y="27.042cm">
            <draw:object draw:notify-on-update-of-ranges="Planilha1.D51:Planilha1.D55 Planilha1.F51:Planilha1.F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Figura 1" draw:style-name="gr2" draw:text-style-name="P1" svg:width="8.932cm" svg:height="0.648cm" svg:x="18.883cm" svg:y="22.239cm">
            <draw:image xlink:href="Pictures/20000043000022E500000289E4A646D82BFF233C.svm" xlink:type="simple" xlink:show="embed" xlink:actuate="onLoad" draw:mime-type="image/x-svm">
              <text:p/>
            </draw:image>
            <draw:image xlink:href="Pictures/10000001000001530000001A98F062699D64E242.png" xlink:type="simple" xlink:show="embed" xlink:actuate="onLoad" draw:mime-type="image/png"/>
          </draw:frame>
          <draw:frame draw:z-index="4" draw:style-name="gr1" draw:text-style-name="P1" svg:width="16.078cm" svg:height="9.911cm" svg:x="16.352cm" svg:y="38.722cm">
            <draw:object draw:notify-on-update-of-ranges="Planilha1.G89:Planilha1.G105 Planilha1.F89:Planilha1.F10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ol / 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puro</text:p>
          </table:table-cell>
          <table:table-cell office:value-type="string" calcext:value-type="string">
            <text:p>Lambda * Ativ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1/Lamda</text:p>
          </table:table-cell>
          <table:table-cell/>
          <table:table-cell office:value-type="string" calcext:value-type="string">
            <text:p>Mol / 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puro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Lambda</text:p>
          </table:table-cell>
          <table:table-cell table:number-columns-repeated="2"/>
        </table:table-row>
        <table:table-row table:style-name="ro1">
          <table:table-cell table:style-name="ce1" office:value-type="float" office:value="0.0001" calcext:value-type="float">
            <text:p>0,0001</text:p>
          </table:table-cell>
          <table:table-cell table:style-name="ce2" office:value-type="float" office:value="0.0000112" calcext:value-type="float">
            <text:p>1,12E-05</text:p>
          </table:table-cell>
          <table:table-cell table:style-name="ce2" table:formula="of:=[.B2]-[.G12]" office:value-type="float" office:value="0.00000966" calcext:value-type="float">
            <text:p>9,66E-06</text:p>
          </table:table-cell>
          <table:table-cell table:formula="of:=[.C2]*[.A8]" office:value-type="float" office:value="0.000000000000966" calcext:value-type="float">
            <text:p>9,66E-13</text:p>
          </table:table-cell>
          <table:table-cell table:formula="of:=[.C2] / [.A8]" office:value-type="float" office:value="96.6" calcext:value-type="float">
            <text:p>96,6</text:p>
          </table:table-cell>
          <table:table-cell table:formula="of:=1/[.E2]" office:value-type="float" office:value="0.010351966873706" calcext:value-type="float">
            <text:p>0,010351966873706</text:p>
          </table:table-cell>
          <table:table-cell/>
          <table:table-cell table:style-name="ce1" office:value-type="float" office:value="0.0001" calcext:value-type="float">
            <text:p>0,0001</text:p>
          </table:table-cell>
          <table:table-cell table:style-name="ce2" office:value-type="float" office:value="0.0000239" calcext:value-type="float">
            <text:p>2,39E-05</text:p>
          </table:table-cell>
          <table:table-cell table:formula="of:=[.I2]-[.G12]" office:value-type="float" office:value="0.00002236" calcext:value-type="float">
            <text:p>0,00002236</text:p>
          </table:table-cell>
          <table:table-cell table:style-name="ce1" table:formula="of:=SQRT([.H2])" office:value-type="float" office:value="0.01" calcext:value-type="float">
            <text:p>0,01</text:p>
          </table:table-cell>
          <table:table-cell table:formula="of:=[.J2] / [.H8]" office:value-type="float" office:value="223.6" calcext:value-type="float">
            <text:p>223,6</text:p>
          </table:table-cell>
          <table:table-cell table:number-columns-repeated="2"/>
        </table:table-row>
        <table:table-row table:style-name="ro1">
          <table:table-cell table:style-name="ce1" office:value-type="float" office:value="0.001" calcext:value-type="float">
            <text:p>0,001</text:p>
          </table:table-cell>
          <table:table-cell table:style-name="ce2" office:value-type="float" office:value="0.0000457" calcext:value-type="float">
            <text:p>4,57E-05</text:p>
          </table:table-cell>
          <table:table-cell table:style-name="ce2" table:formula="of:=[.B3] - [.G12]" office:value-type="float" office:value="0.00004416" calcext:value-type="float">
            <text:p>4,42E-05</text:p>
          </table:table-cell>
          <table:table-cell table:formula="of:=[.C3]*[.A9]" office:value-type="float" office:value="0.00000000004416" calcext:value-type="float">
            <text:p>4,416E-11</text:p>
          </table:table-cell>
          <table:table-cell table:formula="of:=[.C3] / [.A9]" office:value-type="float" office:value="44.16" calcext:value-type="float">
            <text:p>44,16</text:p>
          </table:table-cell>
          <table:table-cell table:formula="of:=1/[.E3]" office:value-type="float" office:value="0.0226449275362319" calcext:value-type="float">
            <text:p>0,0226449275362319</text:p>
          </table:table-cell>
          <table:table-cell/>
          <table:table-cell table:style-name="ce1" office:value-type="float" office:value="0.001" calcext:value-type="float">
            <text:p>0,001</text:p>
          </table:table-cell>
          <table:table-cell table:style-name="ce2" office:value-type="float" office:value="0.000202" calcext:value-type="float">
            <text:p>2,02E-04</text:p>
          </table:table-cell>
          <table:table-cell table:formula="of:=[.I3]-[.G12]" office:value-type="float" office:value="0.00020046" calcext:value-type="float">
            <text:p>0,00020046</text:p>
          </table:table-cell>
          <table:table-cell table:style-name="ce1" table:formula="of:=SQRT([.H3])" office:value-type="float" office:value="0.0316227766016838" calcext:value-type="float">
            <text:p>0,0316227766016838</text:p>
          </table:table-cell>
          <table:table-cell table:formula="of:=[.J3] / [.H9]" office:value-type="float" office:value="200.46" calcext:value-type="float">
            <text:p>200,46</text:p>
          </table:table-cell>
          <table:table-cell table:number-columns-repeated="2"/>
        </table:table-row>
        <table:table-row table:style-name="ro1">
          <table:table-cell table:style-name="ce1" office:value-type="float" office:value="0.01" calcext:value-type="float">
            <text:p>0,01</text:p>
          </table:table-cell>
          <table:table-cell table:style-name="ce2" office:value-type="float" office:value="0.00017" calcext:value-type="float">
            <text:p>1,70E-04</text:p>
          </table:table-cell>
          <table:table-cell table:style-name="ce2" table:formula="of:=[.B4]-[.G12]" office:value-type="float" office:value="0.00016846" calcext:value-type="float">
            <text:p>1,68E-04</text:p>
          </table:table-cell>
          <table:table-cell table:formula="of:=[.C4]*[.A10]" office:value-type="float" office:value="0.000000016846" calcext:value-type="float">
            <text:p>0,000000016846</text:p>
          </table:table-cell>
          <table:table-cell table:formula="of:=[.C4] / [.A10]" office:value-type="float" office:value="1.6846" calcext:value-type="float">
            <text:p>1,6846</text:p>
          </table:table-cell>
          <table:table-cell table:formula="of:=1/[.E4]" office:value-type="float" office:value="0.593612727056868" calcext:value-type="float">
            <text:p>0,593612727056868</text:p>
          </table:table-cell>
          <table:table-cell/>
          <table:table-cell table:style-name="ce1" office:value-type="float" office:value="0.01" calcext:value-type="float">
            <text:p>0,01</text:p>
          </table:table-cell>
          <table:table-cell table:style-name="ce2" office:value-type="float" office:value="0.00124" calcext:value-type="float">
            <text:p>1,24E-03</text:p>
          </table:table-cell>
          <table:table-cell table:formula="of:=[.I4]-[.G12]" office:value-type="float" office:value="0.00123846" calcext:value-type="float">
            <text:p>0,00123846</text:p>
          </table:table-cell>
          <table:table-cell table:style-name="ce1" table:formula="of:=SQRT([.H4])" office:value-type="float" office:value="0.1" calcext:value-type="float">
            <text:p>0,1</text:p>
          </table:table-cell>
          <table:table-cell table:formula="of:=[.J4] / [.H10]" office:value-type="float" office:value="123.846" calcext:value-type="float">
            <text:p>123,846</text:p>
          </table:table-cell>
          <table:table-cell table:number-columns-repeated="2"/>
        </table:table-row>
        <table:table-row table:style-name="ro1">
          <table:table-cell table:style-name="ce1" office:value-type="float" office:value="0.05" calcext:value-type="float">
            <text:p>0,05</text:p>
          </table:table-cell>
          <table:table-cell table:style-name="ce2" office:value-type="float" office:value="0.00039" calcext:value-type="float">
            <text:p>3,90E-04</text:p>
          </table:table-cell>
          <table:table-cell table:style-name="ce2" table:formula="of:=[.B5] - [.G12]" office:value-type="float" office:value="0.00038846" calcext:value-type="float">
            <text:p>3,88E-04</text:p>
          </table:table-cell>
          <table:table-cell table:formula="of:=[.C5]*[.A11]" office:value-type="float" office:value="0.00000019423" calcext:value-type="float">
            <text:p>0,00000019423</text:p>
          </table:table-cell>
          <table:table-cell table:formula="of:=[.C5] / [.A11]" office:value-type="float" office:value="0.77692" calcext:value-type="float">
            <text:p>0,77692</text:p>
          </table:table-cell>
          <table:table-cell table:formula="of:=1/[.E5]" office:value-type="float" office:value="1.28713381043093" calcext:value-type="float">
            <text:p>1,28713381043093</text:p>
          </table:table-cell>
          <table:table-cell/>
          <table:table-cell table:style-name="ce1" office:value-type="float" office:value="0.05" calcext:value-type="float">
            <text:p>0,05</text:p>
          </table:table-cell>
          <table:table-cell table:style-name="ce2" office:value-type="float" office:value="0.00568" calcext:value-type="float">
            <text:p>5,68E-03</text:p>
          </table:table-cell>
          <table:table-cell table:formula="of:=[.I5]-[.G12]" office:value-type="float" office:value="0.00567846" calcext:value-type="float">
            <text:p>0,00567846</text:p>
          </table:table-cell>
          <table:table-cell table:style-name="ce1" table:formula="of:=SQRT([.H5])" office:value-type="float" office:value="0.223606797749979" calcext:value-type="float">
            <text:p>0,223606797749979</text:p>
          </table:table-cell>
          <table:table-cell table:formula="of:=[.J5] / [.H11]" office:value-type="float" office:value="113.5692" calcext:value-type="float">
            <text:p>113,5692</text:p>
          </table:table-cell>
          <table:table-cell table:number-columns-repeated="2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0.00052" calcext:value-type="float">
            <text:p>5,20E-04</text:p>
          </table:table-cell>
          <table:table-cell table:style-name="ce2" table:formula="of:=[.B6] - [.G12]" office:value-type="float" office:value="0.00051846" calcext:value-type="float">
            <text:p>5,18E-04</text:p>
          </table:table-cell>
          <table:table-cell table:formula="of:=[.C6]*[.A12]" office:value-type="float" office:value="0.00000051846" calcext:value-type="float">
            <text:p>0,00000051846</text:p>
          </table:table-cell>
          <table:table-cell table:formula="of:=[.C6] / [.A12]" office:value-type="float" office:value="0.51846" calcext:value-type="float">
            <text:p>0,51846</text:p>
          </table:table-cell>
          <table:table-cell table:formula="of:=1/[.E6]" office:value-type="float" office:value="1.92878910619913" calcext:value-type="float">
            <text:p>1,92878910619913</text:p>
          </table:table-cell>
          <table:table-cell/>
          <table:table-cell table:style-name="ce1" office:value-type="float" office:value="0.1" calcext:value-type="float">
            <text:p>0,1</text:p>
          </table:table-cell>
          <table:table-cell table:style-name="ce2" office:value-type="float" office:value="0.00846" calcext:value-type="float">
            <text:p>8,46E-03</text:p>
          </table:table-cell>
          <table:table-cell table:formula="of:=[.I6]-[.G12]" office:value-type="float" office:value="0.00845846" calcext:value-type="float">
            <text:p>0,00845846</text:p>
          </table:table-cell>
          <table:table-cell table:style-name="ce1" table:formula="of:=SQRT([.H6])" office:value-type="float" office:value="0.316227766016838" calcext:value-type="float">
            <text:p>0,316227766016838</text:p>
          </table:table-cell>
          <table:table-cell table:formula="of:=[.J6] / [.H12]" office:value-type="float" office:value="84.5846" calcext:value-type="float">
            <text:p>84,58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Mol / cm^3</text:p>
          </table:table-cell>
          <table:table-cell table:number-columns-repeated="6"/>
        </table:table-row>
        <table:table-row table:style-name="ro1">
          <table:table-cell table:formula="of:=[.A2] * 0.001" office:value-type="float" office:value="0.0000001" calcext:value-type="float">
            <text:p>0,0000001</text:p>
          </table:table-cell>
          <table:table-cell table:number-columns-repeated="2"/>
          <table:table-cell table:formula="of:=1/0.0349775" office:value-type="float" office:value="28.589807733543" calcext:value-type="float">
            <text:p>28,589807733543</text:p>
          </table:table-cell>
          <table:table-cell table:number-columns-repeated="3"/>
          <table:table-cell table:formula="of:=[.H2] * 0.001" office:value-type="float" office:value="0.0000001" calcext:value-type="float">
            <text:p>0,0000001</text:p>
          </table:table-cell>
          <table:table-cell table:number-columns-repeated="6"/>
        </table:table-row>
        <table:table-row table:style-name="ro1">
          <table:table-cell table:formula="of:=[.A3] * 0.001" office:value-type="float" office:value="0.000001" calcext:value-type="float">
            <text:p>0,000001</text:p>
          </table:table-cell>
          <table:table-cell table:number-columns-repeated="6"/>
          <table:table-cell table:formula="of:=[.H3] * 0.001" office:value-type="float" office:value="0.000001" calcext:value-type="float">
            <text:p>0,000001</text:p>
          </table:table-cell>
          <table:table-cell table:number-columns-repeated="6"/>
        </table:table-row>
        <table:table-row table:style-name="ro1">
          <table:table-cell table:formula="of:=[.A4] * 0.01" office:value-type="float" office:value="0.0001" calcext:value-type="float">
            <text:p>0,0001</text:p>
          </table:table-cell>
          <table:table-cell table:number-columns-repeated="6"/>
          <table:table-cell table:formula="of:=[.H4] * 0.001" office:value-type="float" office:value="0.00001" calcext:value-type="float">
            <text:p>0,00001</text:p>
          </table:table-cell>
          <table:table-cell table:number-columns-repeated="6"/>
        </table:table-row>
        <table:table-row table:style-name="ro1">
          <table:table-cell table:formula="of:=[.A5] * 0.01" office:value-type="float" office:value="0.0005" calcext:value-type="float">
            <text:p>0,0005</text:p>
          </table:table-cell>
          <table:table-cell table:number-columns-repeated="6"/>
          <table:table-cell table:formula="of:=[.H5] * 0.001" office:value-type="float" office:value="0.00005" calcext:value-type="float">
            <text:p>0,00005</text:p>
          </table:table-cell>
          <table:table-cell table:number-columns-repeated="6"/>
        </table:table-row>
        <table:table-row table:style-name="ro1">
          <table:table-cell table:formula="of:=[.A6] * 0.01" office:value-type="float" office:value="0.001" calcext:value-type="float">
            <text:p>0,001</text:p>
          </table:table-cell>
          <table:table-cell table:number-columns-repeated="4"/>
          <table:table-cell office:value-type="string" calcext:value-type="string">
            <text:p>H2O</text:p>
          </table:table-cell>
          <table:table-cell table:style-name="ce2" office:value-type="float" office:value="0.00000154" calcext:value-type="float">
            <text:p>1,54E-06</text:p>
          </table:table-cell>
          <table:table-cell table:formula="of:=[.H6] * 0.001" office:value-type="float" office:value="0.0001" calcext:value-type="float">
            <text:p>0,0001</text:p>
          </table:table-cell>
          <table:table-cell table:number-columns-repeated="6"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office:value-type="string" calcext:value-type="string">
            <text:p>Mol / 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puro</text:p>
          </table:table-cell>
          <table:table-cell office:value-type="string" calcext:value-type="string">
            <text:p>Lambda * Ativ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1/Lamda</text:p>
          </table:table-cell>
          <table:table-cell table:number-columns-repeated="8"/>
        </table:table-row>
        <table:table-row table:style-name="ro1">
          <table:table-cell table:style-name="ce1" office:value-type="float" office:value="0.0001025" calcext:value-type="float">
            <text:p>0,0001025</text:p>
          </table:table-cell>
          <table:table-cell table:style-name="ce2" office:value-type="float" office:value="0.0004115" calcext:value-type="float">
            <text:p>4,12E-04</text:p>
          </table:table-cell>
          <table:table-cell table:style-name="ce5" office:value-type="float" office:value="0.00001434" calcext:value-type="float">
            <text:p>1,43E-05</text:p>
          </table:table-cell>
          <table:table-cell table:formula="of:=[.C51]*[.A57]" office:value-type="float" office:value="1.46985E-018" calcext:value-type="float">
            <text:p>1,46985E-18</text:p>
          </table:table-cell>
          <table:table-cell table:formula="of:=[.C51] / [.A57]" office:value-type="float" office:value="139902439.02439" calcext:value-type="float">
            <text:p>139902439,02439</text:p>
          </table:table-cell>
          <table:table-cell table:formula="of:=1/[.E51]" office:value-type="float" office:value="0.00000000714783821478" calcext:value-type="float">
            <text:p>7,14783821478382E-09</text:p>
          </table:table-cell>
          <table:table-cell table:number-columns-repeated="8"/>
        </table:table-row>
        <table:table-row table:style-name="ro1">
          <table:table-cell table:style-name="ce1" office:value-type="float" office:value="0.001025" calcext:value-type="float">
            <text:p>0,001025</text:p>
          </table:table-cell>
          <table:table-cell table:style-name="ce2" office:value-type="float" office:value="0.0003087" calcext:value-type="float">
            <text:p>3,09E-04</text:p>
          </table:table-cell>
          <table:table-cell table:style-name="ce5" office:value-type="float" office:value="0.00004715" calcext:value-type="float">
            <text:p>4,72E-05</text:p>
          </table:table-cell>
          <table:table-cell table:formula="of:=[.C52]*[.A58]" office:value-type="float" office:value="0.00000000004832875" calcext:value-type="float">
            <text:p>4,832875E-11</text:p>
          </table:table-cell>
          <table:table-cell table:formula="of:=[.C52] / [.A58]" office:value-type="float" office:value="46" calcext:value-type="float">
            <text:p>46</text:p>
          </table:table-cell>
          <table:table-cell table:formula="of:=1/[.E52]" office:value-type="float" office:value="0.0217391304347826" calcext:value-type="float">
            <text:p>0,0217391304347826</text:p>
          </table:table-cell>
          <table:table-cell table:number-columns-repeated="8"/>
        </table:table-row>
        <table:table-row table:style-name="ro1">
          <table:table-cell table:style-name="ce1" office:value-type="float" office:value="0.01025" calcext:value-type="float">
            <text:p>0,01025</text:p>
          </table:table-cell>
          <table:table-cell table:style-name="ce2" office:value-type="float" office:value="0.0001382" calcext:value-type="float">
            <text:p>1,38E-04</text:p>
          </table:table-cell>
          <table:table-cell table:style-name="ce5" office:value-type="float" office:value="0.00016415" calcext:value-type="float">
            <text:p>1,64E-04</text:p>
          </table:table-cell>
          <table:table-cell table:formula="of:=[.C53]*[.A59]" office:value-type="float" office:value="0.0000000016825375" calcext:value-type="float">
            <text:p>0,0000000016825375</text:p>
          </table:table-cell>
          <table:table-cell table:formula="of:=[.C53] / [.A59]" office:value-type="float" office:value="16.0146341463415" calcext:value-type="float">
            <text:p>16,0146341463415</text:p>
          </table:table-cell>
          <table:table-cell table:formula="of:=1/[.E53]" office:value-type="float" office:value="0.0624428876028023" calcext:value-type="float">
            <text:p>0,0624428876028023</text:p>
          </table:table-cell>
          <table:table-cell table:number-columns-repeated="8"/>
        </table:table-row>
        <table:table-row table:style-name="ro1">
          <table:table-cell table:style-name="ce1" office:value-type="float" office:value="0.5125" calcext:value-type="float">
            <text:p>0,5125</text:p>
          </table:table-cell>
          <table:table-cell table:style-name="ce2" office:value-type="float" office:value="0.00004136" calcext:value-type="float">
            <text:p>4,14E-05</text:p>
          </table:table-cell>
          <table:table-cell table:style-name="ce5" office:value-type="float" office:value="0.00036885" calcext:value-type="float">
            <text:p>3,69E-04</text:p>
          </table:table-cell>
          <table:table-cell table:formula="of:=[.C54]*[.A60]" office:value-type="float" office:value="0.000000189035625" calcext:value-type="float">
            <text:p>0,000000189035625</text:p>
          </table:table-cell>
          <table:table-cell table:formula="of:=[.C54] / [.A60]" office:value-type="float" office:value="0.719707317073171" calcext:value-type="float">
            <text:p>0,719707317073171</text:p>
          </table:table-cell>
          <table:table-cell table:formula="of:=1/[.E54]" office:value-type="float" office:value="1.38945370746916" calcext:value-type="float">
            <text:p>1,38945370746916</text:p>
          </table:table-cell>
          <table:table-cell table:number-columns-repeated="4"/>
          <table:table-cell table:formula="of:=1/55.95" office:value-type="float" office:value="0.0178731009830206" calcext:value-type="float">
            <text:p>0,0178731009830206</text:p>
          </table:table-cell>
          <table:table-cell table:number-columns-repeated="3"/>
        </table:table-row>
        <table:table-row table:style-name="ro1">
          <table:table-cell table:style-name="ce1" office:value-type="float" office:value="0.1025" calcext:value-type="float">
            <text:p>0,1025</text:p>
          </table:table-cell>
          <table:table-cell table:style-name="ce2" office:value-type="float" office:value="0.00001191" calcext:value-type="float">
            <text:p>1,19E-05</text:p>
          </table:table-cell>
          <table:table-cell table:style-name="ce5" office:value-type="float" office:value="0.0005246" calcext:value-type="float">
            <text:p>5,25E-04</text:p>
          </table:table-cell>
          <table:table-cell table:formula="of:=[.C55]*[.A61]" office:value-type="float" office:value="0.0000000537715" calcext:value-type="float">
            <text:p>0,0000000537715</text:p>
          </table:table-cell>
          <table:table-cell table:formula="of:=[.C55] / [.A61]" office:value-type="float" office:value="5.11804878048781" calcext:value-type="float">
            <text:p>5,11804878048781</text:p>
          </table:table-cell>
          <table:table-cell table:formula="of:=1/[.E55]" office:value-type="float" office:value="0.195386961494472" calcext:value-type="float">
            <text:p>0,19538696149447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11"/>
        </table:table-row>
        <table:table-row table:style-name="ro1">
          <table:table-cell table:formula="of:=[.A51] * 0.000000001" office:value-type="float" office:value="0.0000000000001025" calcext:value-type="float">
            <text:p>1,025E-13</text:p>
          </table:table-cell>
          <table:table-cell table:number-columns-repeated="13"/>
        </table:table-row>
        <table:table-row table:style-name="ro1">
          <table:table-cell table:formula="of:=[.A52] * 0.001" office:value-type="float" office:value="0.000001025" calcext:value-type="float">
            <text:p>0,000001025</text:p>
          </table:table-cell>
          <table:table-cell table:number-columns-repeated="13"/>
        </table:table-row>
        <table:table-row table:style-name="ro1">
          <table:table-cell table:formula="of:=[.A53] * 0.001" office:value-type="float" office:value="0.00001025" calcext:value-type="float">
            <text:p>0,00001025</text:p>
          </table:table-cell>
          <table:table-cell table:number-columns-repeated="13"/>
        </table:table-row>
        <table:table-row table:style-name="ro1">
          <table:table-cell table:formula="of:=[.A54] * 0.001" office:value-type="float" office:value="0.0005125" calcext:value-type="float">
            <text:p>0,0005125</text:p>
          </table:table-cell>
          <table:table-cell table:number-columns-repeated="13"/>
        </table:table-row>
        <table:table-row table:style-name="ro1">
          <table:table-cell table:formula="of:=[.A55] * 0.001" office:value-type="float" office:value="0.0001025" calcext:value-type="float">
            <text:p>0,0001025</text:p>
          </table:table-cell>
          <table:table-cell table:number-columns-repeated="13"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table:number-columns-repeated="3"/>
          <table:table-cell table:style-name="ce4" office:value-type="string" calcext:value-type="string">
            <text:p>VNaOH / mL</text:p>
          </table:table-cell>
          <table:table-cell table:style-name="ce1" office:value-type="string" calcext:value-type="string">
            <text:p>kmed / S cm-1</text:p>
          </table:table-cell>
          <table:table-cell table:style-name="ce1" office:value-type="string" calcext:value-type="string">
            <text:p>kcorr / S cm-1</text:p>
          </table:table-cell>
          <table:table-cell office:value-type="string" calcext:value-type="string">
            <text:p><text:s/>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0207" calcext:value-type="float">
            <text:p>2,07E-06</text:p>
          </table:table-cell>
          <table:table-cell table:style-name="ce8" table:formula="of:=[.E89] * ((50 - [.D89]) /50 )" office:value-type="float" office:value="0.00000207" calcext:value-type="float">
            <text:p>0,000002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7" calcext:value-type="float">
            <text:p>0,7</text:p>
          </table:table-cell>
          <table:table-cell table:style-name="ce2" office:value-type="float" office:value="0.001623" calcext:value-type="float">
            <text:p>1,62E-03</text:p>
          </table:table-cell>
          <table:table-cell table:style-name="ce8" table:formula="of:=[.E90] * ((50 - [.D90]) /50 )" office:value-type="float" office:value="0.001600278" calcext:value-type="float">
            <text:p>0,001600278</text:p>
          </table:table-cell>
          <table:table-cell table:formula="of:=[.G89] + [.D90]"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1298" calcext:value-type="float">
            <text:p>1,30E-03</text:p>
          </table:table-cell>
          <table:table-cell table:style-name="ce8" table:formula="of:=[.E91] * ((50 - [.D91]) /50 )" office:value-type="float" office:value="0.00128502" calcext:value-type="float">
            <text:p>0,00128502</text:p>
          </table:table-cell>
          <table:table-cell table:formula="of:=[.G90] + [.D91]"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Vin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09259" calcext:value-type="float">
            <text:p>9,26E-04</text:p>
          </table:table-cell>
          <table:table-cell table:style-name="ce8" table:formula="of:=[.E92] * ((50 - [.D92]) /50 )" office:value-type="float" office:value="0.000916641" calcext:value-type="float">
            <text:p>0,000916641</text:p>
          </table:table-cell>
          <table:table-cell table:formula="of:=[.G91] + [.D92]" office:value-type="float" office:value="1.7" calcext:value-type="float">
            <text:p>1,7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07325" calcext:value-type="float">
            <text:p>7,33E-04</text:p>
          </table:table-cell>
          <table:table-cell table:style-name="ce8" table:formula="of:=[.E93] * ((50 - [.D93]) /50 )" office:value-type="float" office:value="0.000725175" calcext:value-type="float">
            <text:p>0,000725175</text:p>
          </table:table-cell>
          <table:table-cell table:formula="of:=[.G92] + [.D93]" office:value-type="float" office:value="2.2" calcext:value-type="float">
            <text:p>2,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07078" calcext:value-type="float">
            <text:p>7,08E-04</text:p>
          </table:table-cell>
          <table:table-cell table:style-name="ce8" table:formula="of:=[.E94] * ((50 - [.D94]) /50 )" office:value-type="float" office:value="0.000700722" calcext:value-type="float">
            <text:p>0,000700722</text:p>
          </table:table-cell>
          <table:table-cell table:formula="of:=[.G93] + [.D94]" office:value-type="float" office:value="2.7" calcext:value-type="float">
            <text:p>2,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07714" calcext:value-type="float">
            <text:p>7,71E-04</text:p>
          </table:table-cell>
          <table:table-cell table:style-name="ce8" table:formula="of:=[.E95] * ((50 - [.D95]) /50 )" office:value-type="float" office:value="0.000763686" calcext:value-type="float">
            <text:p>0,000763686</text:p>
          </table:table-cell>
          <table:table-cell table:formula="of:=[.G94] + [.D95]" office:value-type="float" office:value="3.2" calcext:value-type="float">
            <text:p>3,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08603" calcext:value-type="float">
            <text:p>8,60E-04</text:p>
          </table:table-cell>
          <table:table-cell table:style-name="ce8" table:formula="of:=[.E96] * ((50 - [.D96]) /50 )" office:value-type="float" office:value="0.000851697" calcext:value-type="float">
            <text:p>0,000851697</text:p>
          </table:table-cell>
          <table:table-cell table:formula="of:=[.G95] + [.D96]" office:value-type="float" office:value="3.7" calcext:value-type="float">
            <text:p>3,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09446" calcext:value-type="float">
            <text:p>9,45E-04</text:p>
          </table:table-cell>
          <table:table-cell table:style-name="ce8" table:formula="of:=[.E97] * ((50 - [.D97]) /50 )" office:value-type="float" office:value="0.000935154" calcext:value-type="float">
            <text:p>0,000935154</text:p>
          </table:table-cell>
          <table:table-cell table:formula="of:=[.G96] + [.D97]" office:value-type="float" office:value="4.2" calcext:value-type="float">
            <text:p>4,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1007" calcext:value-type="float">
            <text:p>1,01E-03</text:p>
          </table:table-cell>
          <table:table-cell table:style-name="ce8" table:formula="of:=[.E98] * ((50 - [.D98]) /50 )" office:value-type="float" office:value="0.00099693" calcext:value-type="float">
            <text:p>0,00099693</text:p>
          </table:table-cell>
          <table:table-cell table:formula="of:=[.G97] + [.D98]" office:value-type="float" office:value="4.7" calcext:value-type="float">
            <text:p>4,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1095" calcext:value-type="float">
            <text:p>1,10E-03</text:p>
          </table:table-cell>
          <table:table-cell table:style-name="ce8" table:formula="of:=[.E99] * ((50 - [.D99]) /50 )" office:value-type="float" office:value="0.00108405" calcext:value-type="float">
            <text:p>0,00108405</text:p>
          </table:table-cell>
          <table:table-cell table:formula="of:=[.G98] + [.D99]" office:value-type="float" office:value="5.2" calcext:value-type="float">
            <text:p>5,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1221" calcext:value-type="float">
            <text:p>1,22E-03</text:p>
          </table:table-cell>
          <table:table-cell table:style-name="ce8" table:formula="of:=[.E100] * ((50 - [.D100]) /50 )" office:value-type="float" office:value="0.00120879" calcext:value-type="float">
            <text:p>0,00120879</text:p>
          </table:table-cell>
          <table:table-cell table:formula="of:=[.G99] + [.D100]" office:value-type="float" office:value="5.7" calcext:value-type="float">
            <text:p>5,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1491" calcext:value-type="float">
            <text:p>1,49E-03</text:p>
          </table:table-cell>
          <table:table-cell table:style-name="ce8" table:formula="of:=[.E101] * ((50 - [.D101]) /50 )" office:value-type="float" office:value="0.00147609" calcext:value-type="float">
            <text:p>0,00147609</text:p>
          </table:table-cell>
          <table:table-cell table:formula="of:=[.G100] + [.D101]" office:value-type="float" office:value="6.2" calcext:value-type="float">
            <text:p>6,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1627" calcext:value-type="float">
            <text:p>1,63E-03</text:p>
          </table:table-cell>
          <table:table-cell table:style-name="ce8" table:formula="of:=[.E102] * ((50 - [.D102]) /50 )" office:value-type="float" office:value="0.00161073" calcext:value-type="float">
            <text:p>0,00161073</text:p>
          </table:table-cell>
          <table:table-cell table:formula="of:=[.G101] + [.D102]" office:value-type="float" office:value="6.7" calcext:value-type="float">
            <text:p>6,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1862" calcext:value-type="float">
            <text:p>1,86E-03</text:p>
          </table:table-cell>
          <table:table-cell table:style-name="ce8" table:formula="of:=[.E103] * ((50 - [.D103]) /50 )" office:value-type="float" office:value="0.00184338" calcext:value-type="float">
            <text:p>0,00184338</text:p>
          </table:table-cell>
          <table:table-cell table:formula="of:=[.G102] + [.D103]" office:value-type="float" office:value="7.2" calcext:value-type="float">
            <text:p>7,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206" calcext:value-type="float">
            <text:p>2,06E-03</text:p>
          </table:table-cell>
          <table:table-cell table:style-name="ce8" table:formula="of:=[.E104] * ((50 - [.D104]) /50 )" office:value-type="float" office:value="0.0020394" calcext:value-type="float">
            <text:p>0,0020394</text:p>
          </table:table-cell>
          <table:table-cell table:formula="of:=[.G103] + [.D104]" office:value-type="float" office:value="7.7" calcext:value-type="float">
            <text:p>7,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,5</text:p>
          </table:table-cell>
          <table:table-cell table:style-name="ce2" office:value-type="float" office:value="0.00224" calcext:value-type="float">
            <text:p>2,24E-03</text:p>
          </table:table-cell>
          <table:table-cell table:style-name="ce8" table:formula="of:=[.E105] * ((50 - [.D105]) /50 )" office:value-type="float" office:value="0.0022176" calcext:value-type="float">
            <text:p>0,0022176</text:p>
          </table:table-cell>
          <table:table-cell table:formula="of:=[.G104] + [.D105]" office:value-type="float" office:value="8.2" calcext:value-type="float">
            <text:p>8,2</text:p>
          </table:table-cell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float" office:value="0.00000207" calcext:value-type="float">
            <text:p>0,00000207</text:p>
          </table:table-cell>
          <table:table-cell/>
          <table:table-cell table:formula="of:=[.C110] * 1000000" office:value-type="float" office:value="2.07" calcext:value-type="float">
            <text:p>2,07</text:p>
          </table:table-cell>
          <table:table-cell table:formula="of:=[.C111] * 1000000" office:value-type="float" office:value="1600.278" calcext:value-type="float">
            <text:p>1600,278</text:p>
          </table:table-cell>
          <table:table-cell table:formula="of:=[.C112] * 1000000" office:value-type="float" office:value="1285.02" calcext:value-type="float">
            <text:p>1285,02</text:p>
          </table:table-cell>
          <table:table-cell table:formula="of:=[.C113] * 1000000" office:value-type="float" office:value="916.641" calcext:value-type="float">
            <text:p>916,641</text:p>
          </table:table-cell>
          <table:table-cell table:formula="of:=[.C114] * 1000000" office:value-type="float" office:value="725.175" calcext:value-type="float">
            <text:p>725,175</text:p>
          </table:table-cell>
          <table:table-cell table:formula="of:=[.C115] * 1000000" office:value-type="float" office:value="700.722" calcext:value-type="float">
            <text:p>700,722</text:p>
          </table:table-cell>
          <table:table-cell table:formula="of:=[.C116] * 1000000" office:value-type="float" office:value="763.686" calcext:value-type="float">
            <text:p>763,686</text:p>
          </table:table-cell>
          <table:table-cell table:formula="of:=[.C117] * 1000000" office:value-type="float" office:value="851.697" calcext:value-type="float">
            <text:p>851,697</text:p>
          </table:table-cell>
          <table:table-cell table:formula="of:=[.C118] * 1000000" office:value-type="float" office:value="935.154" calcext:value-type="float">
            <text:p>935,154</text:p>
          </table:table-cell>
          <table:table-cell table:formula="of:=[.C119] * 1000000" office:value-type="float" office:value="996.93" calcext:value-type="float">
            <text:p>996,93</text:p>
          </table:table-cell>
        </table:table-row>
        <table:table-row table:style-name="ro1">
          <table:table-cell table:number-columns-repeated="2"/>
          <table:table-cell office:value-type="float" office:value="0.001600278" calcext:value-type="float">
            <text:p>0,001600278</text:p>
          </table:table-cell>
          <table:table-cell/>
          <table:table-cell table:formula="of:=[.B120] * 1000000" office:value-type="float" office:value="1084.05" calcext:value-type="float">
            <text:p>1084,05</text:p>
          </table:table-cell>
          <table:table-cell table:formula="of:=[.B121] * 1000000" office:value-type="float" office:value="1208.79" calcext:value-type="float">
            <text:p>1208,79</text:p>
          </table:table-cell>
          <table:table-cell table:formula="of:=[.B122] * 1000000" office:value-type="float" office:value="1476.09" calcext:value-type="float">
            <text:p>1476,09</text:p>
          </table:table-cell>
          <table:table-cell table:formula="of:=[.B123] * 1000000" office:value-type="float" office:value="1610.73" calcext:value-type="float">
            <text:p>1610,73</text:p>
          </table:table-cell>
          <table:table-cell table:formula="of:=[.B124] * 1000000" office:value-type="float" office:value="1843.38" calcext:value-type="float">
            <text:p>1843,38</text:p>
          </table:table-cell>
          <table:table-cell table:formula="of:=[.B125] * 1000000" office:value-type="float" office:value="2039.4" calcext:value-type="float">
            <text:p>2039,4</text:p>
          </table:table-cell>
          <table:table-cell table:formula="of:=[.B126] * 1000000" office:value-type="float" office:value="2217.6" calcext:value-type="float">
            <text:p>2217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128502" calcext:value-type="float">
            <text:p>0,0012850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000916641" calcext:value-type="float">
            <text:p>0,00091664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000725175" calcext:value-type="float">
            <text:p>0,00072517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000700722" calcext:value-type="float">
            <text:p>0,00070072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000763686" calcext:value-type="float">
            <text:p>0,00076368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000851697" calcext:value-type="float">
            <text:p>0,00085169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000935154" calcext:value-type="float">
            <text:p>0,0009351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00099693" calcext:value-type="float">
            <text:p>0,000996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108405" calcext:value-type="float">
            <text:p>0,001084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20879" calcext:value-type="float">
            <text:p>0,001208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47609" calcext:value-type="float">
            <text:p>0,001476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61073" calcext:value-type="float">
            <text:p>0,001610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84338" calcext:value-type="float">
            <text:p>0,00184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20394" calcext:value-type="float">
            <text:p>0,00203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22176" calcext:value-type="float">
            <text:p>0,0022176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Planilha1.A88:Planilha1.R9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1T23:34:38.179000000</dc:date>
    <meta:editing-duration>PT7H47M26S</meta:editing-duration>
    <meta:editing-cycles>8</meta:editing-cycles>
    <meta:generator>LibreOffice/7.3.4.2$Windows_X86_64 LibreOffice_project/728fec16bd5f605073805c3c9e7c4212a0120dc5</meta:generator>
    <dc:creator>Luiz Dembicki</dc:creator>
    <meta:document-statistic meta:table-count="1" meta:cell-count="232" meta:object-count="5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232cm" xlink:href=".." xlink:type="simple" chart:class="chart:scatter" chart:style-name="ch1">
        <chart:plot-area chart:style-name="ch2" table:cell-range-address="Planilha1.K2:Planilha1.L6" svg:x="2.811cm" svg:y="0.469cm" svg:width="12.865cm" svg:height="7.783cm">
          <chart:coordinate-region svg:x="3.618cm" svg:y="0.668cm" svg:width="11.726cm" svg:height="6.937cm"/>
          <chart:axis chart:dimension="x" chart:name="primary-x" chart:style-name="ch3">
            <chart:title svg:x="7.717cm" svg:y="8.302cm" chart:style-name="ch4">
              <text:p>Concentração ^(1/2)
(mol/L)^1/2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1.561cm" svg:y="5.925cm" chart:style-name="ch7">
              <text:p>Condutividade Molar
S cm^2 / mol</text:p>
            </chart:title>
            <chart:grid chart:style-name="ch5" chart:class="major"/>
            <chart:grid chart:style-name="ch6" chart:class="minor"/>
          </chart:axis>
          <chart:series chart:style-name="ch8" chart:values-cell-range-address="Planilha1.L2:Planilha1.L6" chart:class="chart:scatter">
            <chart:domain table:cell-range-address="Planilha1.K2:Planilha1.K6"/>
            <chart:regression-curve chart:style-name="ch9">
              <chart:equation chart:display-equation="true" chart:display-r-square="false" svg:x="4.69cm" svg:y="0.004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Planilha1.K2:Planilha1.K6</svg:desc>
                </draw:g>
              </table:table-cell>
              <table:table-cell office:value-type="float" office:value="223.6">
                <text:p>223.6</text:p>
                <draw:g>
                  <svg:desc>Planilha1.L2:Planilha1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6227766016838">
                <text:p>0.0316227766016838</text:p>
              </table:table-cell>
              <table:table-cell office:value-type="float" office:value="200.46">
                <text:p>200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23.846">
                <text:p>123.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3606797749979">
                <text:p>0.223606797749979</text:p>
              </table:table-cell>
              <table:table-cell office:value-type="float" office:value="113.5692">
                <text:p>113.5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84.5846">
                <text:p>84.5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lanilha1.D2:Planilha1.D6 Planilha1.F2:Planilha1.F6" svg:x="1.516cm" svg:y="0.633cm" svg:width="13.527cm" svg:height="7.205cm">
          <chart:coordinate-region svg:x="2.243cm" svg:y="0.833cm" svg:width="12.004cm" svg:height="6.358cm"/>
          <chart:axis chart:dimension="x" chart:name="primary-x" chart:style-name="ch3">
            <chart:title svg:x="5.549cm" svg:y="8.018cm" chart:style-name="ch4">
              <text:p>Condutividade Molar * Concentração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636cm" svg:y="6.025cm" chart:style-name="ch8">
              <text:p>Condutividade Molar^-1</text:p>
            </chart:title>
            <chart:grid chart:style-name="ch5" chart:class="major"/>
            <chart:grid chart:style-name="ch6" chart:class="minor"/>
          </chart:axis>
          <chart:series chart:style-name="ch9" chart:values-cell-range-address="Planilha1.F2:Planilha1.F6" chart:class="chart:scatter">
            <chart:domain table:cell-range-address="Planilha1.D2:Planilha1.D6"/>
            <chart:regression-curve chart:style-name="ch10">
              <chart:equation chart:display-equation="true" chart:display-r-square="false" svg:x="2.812cm" svg:y="0cm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0966">
                <text:p>0.000000000000966</text:p>
                <draw:g>
                  <svg:desc>Planilha1.D2:Planilha1.D6</svg:desc>
                </draw:g>
              </table:table-cell>
              <table:table-cell office:value-type="float" office:value="0.010351966873706">
                <text:p>0.010351966873706</text:p>
                <draw:g>
                  <svg:desc>Planilha1.F2:Planilha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4416">
                <text:p>0.00000000004416</text:p>
              </table:table-cell>
              <table:table-cell office:value-type="float" office:value="0.0226449275362319">
                <text:p>0.0226449275362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16846">
                <text:p>0.000000016846</text:p>
              </table:table-cell>
              <table:table-cell office:value-type="float" office:value="0.593612727056868">
                <text:p>0.593612727056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19423">
                <text:p>0.00000019423</text:p>
              </table:table-cell>
              <table:table-cell office:value-type="float" office:value="1.28713381043093">
                <text:p>1.28713381043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51846">
                <text:p>0.00000051846</text:p>
              </table:table-cell>
              <table:table-cell office:value-type="float" office:value="1.92878910619913">
                <text:p>1.928789106199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7cm" svg:y="3.952cm" style:legend-expansion="high" chart:style-name="ch2"/>
        <chart:plot-area chart:style-name="ch3" table:cell-range-address="Planilha1.D51:Planilha1.D55 Planilha1.F51:Planilha1.F55" svg:x="0.32cm" svg:y="0.18cm" svg:width="11.397cm" svg:height="8.64cm">
          <chart:coordinate-region svg:x="1.047cm" svg:y="0.379cm" svg:width="9.8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F51:Planilha1.F55" chart:class="chart:scatter">
            <chart:domain table:cell-range-address="Planilha1.D51:Planilha1.D55"/>
            <chart:regression-curve chart:style-name="ch8">
              <chart:equation chart:display-equation="true" chart:display-r-square="false" svg:x="6.03cm" svg:y="0.379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6985E-018">
                <text:p>1.46985E-018</text:p>
                <draw:g>
                  <svg:desc>Planilha1.D51:Planilha1.D55</svg:desc>
                </draw:g>
              </table:table-cell>
              <table:table-cell office:value-type="float" office:value="0.00000000714783821478">
                <text:p>0.00000000714783821478</text:p>
                <draw:g>
                  <svg:desc>Planilha1.F51:Planilha1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4832875">
                <text:p>0.00000000004832875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16825375">
                <text:p>0.0000000016825375</text:p>
              </table:table-cell>
              <table:table-cell office:value-type="float" office:value="0.0624428876028023">
                <text:p>0.0624428876028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189035625">
                <text:p>0.000000189035625</text:p>
              </table:table-cell>
              <table:table-cell office:value-type="float" office:value="1.38945370746916">
                <text:p>1.38945370746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537715">
                <text:p>0.0000000537715</text:p>
              </table:table-cell>
              <table:table-cell office:value-type="float" office:value="0.195386961494472">
                <text:p>0.195386961494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Long_20_Dot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79cm" svg:height="9.912cm" xlink:href=".." xlink:type="simple" chart:class="chart:scatter" chart:column-mapping="1 0" chart:style-name="ch1">
        <chart:plot-area chart:style-name="ch2" table:cell-range-address="Planilha1.F89:Planilha1.G105" svg:x="1.294cm" svg:y="0.083cm" svg:width="13.101cm" svg:height="8.128cm">
          <chart:coordinate-region svg:x="2.577cm" svg:y="0.282cm" svg:width="11.724cm" svg:height="7.282cm"/>
          <chart:axis chart:dimension="x" chart:name="primary-x" chart:style-name="ch3">
            <chart:title svg:x="7.231cm" svg:y="8.409cm" chart:style-name="ch4">
              <text:p>Volume
 mL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043cm" svg:y="5.263cm" chart:style-name="ch8">
              <text:p>Condutividade
S / cm</text:p>
            </chart:title>
            <chart:grid chart:style-name="ch5" chart:class="major"/>
            <chart:grid chart:style-name="ch6" chart:class="minor"/>
          </chart:axis>
          <chart:series chart:style-name="ch9" chart:values-cell-range-address="Planilha1.F89:Planilha1.F105" chart:class="chart:scatter">
            <chart:domain table:cell-range-address="Planilha1.G89:Planilha1.G10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G89:Planilha1.G105</svg:desc>
                </draw:g>
              </table:table-cell>
              <table:table-cell office:value-type="float" office:value="0.00000207">
                <text:p>0.00000207</text:p>
                <draw:g>
                  <svg:desc>Planilha1.F89:Planilha1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001600278">
                <text:p>0.001600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0.00128502">
                <text:p>0.00128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">
                <text:p>1.7</text:p>
              </table:table-cell>
              <table:table-cell office:value-type="float" office:value="0.000916641">
                <text:p>0.000916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">
                <text:p>2.2</text:p>
              </table:table-cell>
              <table:table-cell office:value-type="float" office:value="0.000725175">
                <text:p>0.000725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0.000700722">
                <text:p>0.000700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">
                <text:p>3.2</text:p>
              </table:table-cell>
              <table:table-cell office:value-type="float" office:value="0.000763686">
                <text:p>0.000763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">
                <text:p>3.7</text:p>
              </table:table-cell>
              <table:table-cell office:value-type="float" office:value="0.000851697">
                <text:p>0.00085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0.000935154">
                <text:p>0.000935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">
                <text:p>4.7</text:p>
              </table:table-cell>
              <table:table-cell office:value-type="float" office:value="0.00099693">
                <text:p>0.000996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">
                <text:p>5.2</text:p>
              </table:table-cell>
              <table:table-cell office:value-type="float" office:value="0.00108405">
                <text:p>0.0010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">
                <text:p>5.7</text:p>
              </table:table-cell>
              <table:table-cell office:value-type="float" office:value="0.00120879">
                <text:p>0.00120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0.00147609">
                <text:p>0.00147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">
                <text:p>6.7</text:p>
              </table:table-cell>
              <table:table-cell office:value-type="float" office:value="0.00161073">
                <text:p>0.00161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0.00184338">
                <text:p>0.00184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">
                <text:p>7.7</text:p>
              </table:table-cell>
              <table:table-cell office:value-type="float" office:value="0.0020394">
                <text:p>0.0020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">
                <text:p>8.2</text:p>
              </table:table-cell>
              <table:table-cell office:value-type="float" office:value="0.0022176">
                <text:p>0.00221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